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2cm" fo:min-width="9.845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7.569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co1" style:family="table-column">
      <style:table-column-properties style:column-width="3.696cm" style:use-optimal-column-width="false"/>
    </style:style>
    <style:style style:name="co2" style:family="table-column">
      <style:table-column-properties style:column-width="6.855cm" style:use-optimal-column-width="false"/>
    </style:style>
    <style:style style:name="co3" style:family="table-column">
      <style:table-column-properties style:column-width="7.191cm" style:use-optimal-column-width="false"/>
    </style:style>
    <style:style style:name="co4" style:family="table-column">
      <style:table-column-properties style:column-width="4.579cm" style:use-optimal-column-width="false"/>
    </style:style>
    <style:style style:name="ro1" style:family="table-row">
      <style:table-row-properties style:row-height="3.681cm"/>
    </style:style>
    <style:style style:name="ro2" style:family="table-row">
      <style:table-row-properties style:row-height="2.932cm"/>
    </style:style>
    <style:style style:name="ro3" style:family="table-row">
      <style:table-row-properties style:row-height="2.938cm"/>
    </style:style>
    <style:style style:name="ro4" style:family="table-row">
      <style:table-row-properties style:row-height="2.936cm"/>
    </style:style>
    <style:style style:name="ce1" style:family="table-cell">
      <loext:graphic-properties draw:textarea-vertical-align="middle"/>
      <style:paragraph-properties fo:text-align="center"/>
      <style:text-properties style:font-name="Courier" fo:font-size="36pt" fo:font-weight="bold" style:font-size-asian="36pt" style:font-weight-asian="bold" style:font-size-complex="36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Courier" fo:font-size="36pt" style:font-size-asian="36pt" style:font-size-complex="36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-color="#ffffff"/>
      <style:text-properties fo:font-size="7pt" style:font-size-asian="7pt" style:font-size-complex="7pt"/>
    </style:style>
    <style:style style:name="P7" style:family="paragraph">
      <style:text-properties style:font-name="FreeMono" fo:font-size="18pt" style:font-size-asian="18pt" style:font-size-complex="18pt"/>
    </style:style>
    <style:style style:name="P8" style:family="paragraph">
      <style:text-properties style:font-name="FreeMono" fo:font-size="18pt" fo:font-weight="normal" style:font-size-asian="18pt" style:font-weight-asian="normal" style:font-size-complex="18pt" style:font-weight-complex="normal"/>
    </style:style>
    <style:style style:name="P9" style:family="paragraph">
      <style:paragraph-properties fo:margin-left="1.2cm" fo:margin-right="0cm" fo:margin-top="0cm" fo:margin-bottom="0.5cm" fo:text-indent="0cm"/>
      <style:text-properties style:font-name="FreeMono" fo:font-size="18pt" fo:font-weight="normal" style:font-size-asian="18pt" style:font-weight-asian="normal" style:font-size-complex="18pt" style:font-weight-complex="normal"/>
    </style:style>
    <style:style style:name="P10" style:family="paragraph">
      <style:paragraph-properties fo:margin-left="1.2cm" fo:margin-right="0cm" fo:margin-top="0cm" fo:margin-bottom="0.5cm" fo:text-indent="0cm"/>
      <style:text-properties style:font-name="FreeMono" fo:font-size="18pt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8pt" fo:font-style="normal" style:font-size-asian="48pt" style:font-style-asian="normal" style:font-size-complex="48pt" style:font-style-complex="normal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text-underline-style="none"/>
    </style:style>
    <style:style style:name="T9" style:family="text">
      <style:text-properties style:font-name="FreeMono" fo:font-size="18pt" style:text-underline-style="none" style:font-size-asian="18pt" style:font-size-complex="18pt"/>
    </style:style>
    <style:style style:name="T10" style:family="text">
      <style:text-properties style:font-name="FreeMono" fo:font-size="18pt" style:text-underline-style="none" fo:font-weight="normal" style:font-size-asian="18pt" style:font-weight-asian="normal" style:font-size-complex="18pt" style:font-weight-complex="normal"/>
    </style:style>
    <style:style style:name="T11" style:family="text">
      <style:text-properties style:font-name="FreeMono" fo:font-size="2pt" style:text-underline-style="none" style:font-size-asian="2pt" style:font-size-complex="2pt"/>
    </style:style>
    <style:style style:name="T12" style:family="text">
      <style:text-properties style:font-name="FreeMono" fo:font-size="18pt" style:text-underline-style="none" fo:font-weight="bold" style:font-size-asian="18pt" style:font-weight-asian="bold" style:font-size-complex="18pt" style:font-weight-complex="bold"/>
    </style:style>
    <style:style style:name="T13" style:family="text">
      <style:text-properties style:font-name="FreeMono" fo:font-size="2pt" style:text-underline-style="none" fo:font-weight="normal" style:font-size-asian="2pt" style:font-weight-asian="normal" style:font-size-complex="2pt" style:font-weight-complex="normal"/>
    </style:style>
    <style:style style:name="T14" style:family="text">
      <style:text-properties style:font-name="FreeMono" fo:font-size="20pt" style:text-underline-style="none" style:font-size-asian="20pt" style:font-size-complex="20pt"/>
    </style:style>
    <style:style style:name="T15" style:family="text">
      <style:text-properties style:font-name="FreeMono" fo:font-size="20pt" style:text-underline-style="none" fo:font-weight="bold" style:font-size-asian="20pt" style:font-weight-asian="bold" style:font-size-complex="20pt" style:font-weight-complex="bold"/>
    </style:style>
    <style:style style:name="T16" style:family="text">
      <style:text-properties style:font-name="FreeMono" fo:font-size="20pt" style:text-underline-style="none" fo:font-weight="normal" style:font-size-asian="20pt" style:font-weight-asian="normal" style:font-size-complex="20pt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font-name="FreeMono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8" style:family="text">
      <style:text-properties style:use-window-font-color="true" style:text-outline="false" style:text-line-through-style="none" style:text-line-through-type="none" style:font-name="Nimbus Roman No9 L1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9" style:family="text">
      <style:text-properties style:font-name="Nimbus Roman No9 L1" style:text-underline-style="none"/>
    </style:style>
    <style:style style:name="T20" style:family="text">
      <style:text-properties style:font-name="FreeMono" style:text-underline-style="none"/>
    </style:style>
    <style:style style:name="T21" style:family="text">
      <style:text-properties style:font-name="Courier" fo:font-size="36pt" fo:font-weight="bold" style:font-size-asian="36pt" style:font-weight-asian="bold" style:font-size-complex="36pt" style:font-weight-complex="bold"/>
    </style:style>
    <style:style style:name="T22" style:family="text">
      <style:text-properties style:font-name="Courier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569cm" svg:x="1.501cm" svg:y="3.413cm" presentation:class="subtitle" presentation:user-transformed="true">
          <draw:text-box>
            <text:p><text:span text:style-name="T1">Introdução </text:span><text:span text:style-name="T1">ao</text:span></text:p>
            <text:p><text:span text:style-name="T1">Processame</text:span><text:span text:style-name="T1">nto de </text:span><text:span text:style-name="T1">Dados</text:span></text:p>
            <text:p><text:span text:style-name="T1"/></text:p>
            <text:p><text:span text:style-name="T2">Listas / </text:span><text:span text:style-name="T2">Vetores</text:span></text:p>
          </draw:text-box>
        </draw:frame>
        <draw:frame draw:style-name="gr1" draw:text-style-name="P3" draw:layer="layout" svg:width="10.345cm" svg:height="3.922cm" svg:x="14.9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5">francisco@ime.uerj.br</text:span></text:p>
            <text:p text:style-name="P2"><text:span text:style-name="T4"/></text:p>
            <text:p text:style-name="P2"><text:span text:style-name="T6">http://github.com/fsantanna/IP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Exercíci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Ler as notas de 50 alunos</text:span></text:p>
              </text:list-item>
              <text:list-item>
                <text:p><text:span text:style-name="T8">Calcular a média das notas</text:span></text:p>
              </text:list-item>
              <text:list-item>
                <text:p><text:span text:style-name="T8">Exibir a quantidade de alunos que ficaram acima da médi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Como </text:span><text:span text:style-name="T7">guardar 50 </text:span><text:span text:style-name="T7">valores?</text:span></text:p>
          </draw:text-box>
        </draw:frame>
        <draw:frame presentation:style-name="pr4" draw:text-style-name="P7" draw:layer="layout" svg:width="25.199cm" svg:height="14.265cm" svg:x="1.4cm" svg:y="4.914cm" presentation:class="outline" presentation:user-transformed="true">
          <draw:text-box>
            <text:list text:style-name="L2">
              <text:list-item>
                <text:p text:style-name="P7"><text:span text:style-name="T9">n1 = </text:span><text:span text:style-name="T10">int(input())</text:span></text:p>
                <text:p text:style-name="P7"><text:span text:style-name="T9">...</text:span></text:p>
                <text:p text:style-name="P7"><text:span text:style-name="T9">n50 = </text:span><text:span text:style-name="T10">int(input())</text:span></text:p>
                <text:p text:style-name="P7"><text:span text:style-name="T11"/></text:p>
                <text:p text:style-name="P7"><text:span text:style-name="T9">media = (n1 + ... + n50) / 50</text:span></text:p>
                <text:p text:style-name="P7"><text:span text:style-name="T10">print</text:span><text:span text:style-name="T9">(“media das notas”, media)</text:span></text:p>
                <text:p text:style-name="P7"><text:span text:style-name="T11"/></text:p>
                <text:p text:style-name="P7"><text:span text:style-name="T9">quant = 0</text:span></text:p>
                <text:p text:style-name="P7"><text:span text:style-name="T10">if</text:span><text:span text:style-name="T9"> n1 &gt; media:</text:span></text:p>
                <text:p text:style-name="P7"><text:span text:style-name="T9"><text:s text:c="4"/></text:span><text:span text:style-name="T9">quant = quant + 1</text:span></text:p>
                <text:p text:style-name="P7"><text:span text:style-name="T9">...</text:span></text:p>
                <text:p text:style-name="P7"><text:span text:style-name="T10">if</text:span><text:span text:style-name="T9"> n50 &gt; media:</text:span></text:p>
                <text:p text:style-name="P7"><text:span text:style-name="T9"><text:s text:c="4"/></text:span><text:span text:style-name="T9">quant = quant + 1</text:span></text:p>
                <text:p text:style-name="P7"><text:span text:style-name="T10">print</text:span><text:span text:style-name="T9">(“total de alunos acima da media”, quan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5" draw:text-style-name="P6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Como </text:span><text:span text:style-name="T7">guardar 50 </text:span><text:span text:style-name="T7">valores?</text:span></text:p>
          </draw:text-box>
        </draw:frame>
        <draw:frame presentation:style-name="pr4" draw:text-style-name="P8" draw:layer="layout" svg:width="25.199cm" svg:height="15.4cm" svg:x="1.4cm" svg:y="4.914cm" presentation:class="outline" presentation:user-transformed="true">
          <draw:text-box>
            <text:list text:style-name="L2">
              <text:list-item>
                <text:p text:style-name="P8"><text:span text:style-name="T10">ns = </text:span><text:span text:style-name="T12">[0,0,0,0,...,0]</text:span><text:span text:style-name="T10"> # colocar 50 zeros</text:span></text:p>
                <text:p text:style-name="P8"><text:span text:style-name="T10">ns</text:span><text:span text:style-name="T12">[0]</text:span><text:span text:style-name="T10"> = int(input())</text:span></text:p>
                <text:p text:style-name="P8"><text:span text:style-name="T10">...</text:span></text:p>
                <text:p text:style-name="P9"><text:span text:style-name="T10">ns</text:span><text:span text:style-name="T12">[49]</text:span><text:span text:style-name="T10"> = int(input())</text:span></text:p>
                <text:p text:style-name="P8"><text:span text:style-name="T13"/></text:p>
                <text:p text:style-name="P8"><text:span text:style-name="T10">media = (ns</text:span><text:span text:style-name="T12">[0]</text:span><text:span text:style-name="T10"> + ... + ns</text:span><text:span text:style-name="T12">[49]</text:span><text:span text:style-name="T10">) / 50</text:span></text:p>
                <text:p text:style-name="P8"><text:span text:style-name="T10">print(“media das notas”, media)</text:span></text:p>
                <text:p text:style-name="P8"><text:span text:style-name="T13"/></text:p>
                <text:p text:style-name="P8"><text:span text:style-name="T10">quant = 0</text:span></text:p>
                <text:p text:style-name="P8"><text:span text:style-name="T10">if ns</text:span><text:span text:style-name="T12">[0]</text:span><text:span text:style-name="T10"> &gt; media:</text:span></text:p>
                <text:p text:style-name="P8"><text:span text:style-name="T10"><text:s text:c="4"/></text:span><text:span text:style-name="T10">quant = quant + 1</text:span></text:p>
                <text:p text:style-name="P8"><text:span text:style-name="T10">...</text:span></text:p>
                <text:p text:style-name="P8"><text:span text:style-name="T10">if ns</text:span><text:span text:style-name="T12">[49]</text:span><text:span text:style-name="T10"> &gt; media:</text:span></text:p>
                <text:p text:style-name="P8"><text:span text:style-name="T10"><text:s text:c="4"/></text:span><text:span text:style-name="T10">quant = quant + 1</text:span></text:p>
                <text:p text:style-name="P8"><text:span text:style-name="T10">print(“total de alunos acima da media”, quan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5" draw:text-style-name="P6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Como evitar essa repetição?</text:span></text:p>
          </draw:text-box>
        </draw:frame>
        <draw:frame presentation:style-name="pr4" draw:text-style-name="P7" draw:layer="layout" svg:width="13.101cm" svg:height="13.859cm" svg:x="1.4cm" svg:y="4.914cm" presentation:class="outline" presentation:user-transformed="true">
          <draw:text-box>
            <text:list text:style-name="L2">
              <text:list-item>
                <text:p text:style-name="P7"><text:span text:style-name="T14">ns = </text:span><text:span text:style-name="T15">[0] * 50</text:span></text:p>
                <text:p text:style-name="P7"><text:span text:style-name="T11"/></text:p>
                <text:p text:style-name="P7"><text:span text:style-name="T14">i = 0</text:span></text:p>
                <text:p text:style-name="P7"><text:span text:style-name="T14">soma = 0</text:span></text:p>
                <text:p text:style-name="P7"><text:span text:style-name="T14">while i &lt; 50:</text:span></text:p>
                <text:p text:style-name="P7"><text:span text:style-name="T14"><text:s text:c="4"/></text:span><text:span text:style-name="T14">ns</text:span><text:span text:style-name="T15">[i]</text:span><text:span text:style-name="T14"> = </text:span><text:span text:style-name="T16">int(input())</text:span></text:p>
                <text:p text:style-name="P7"><text:span text:style-name="T16"><text:s text:c="4"/></text:span><text:span text:style-name="T16">soma = soma + ns</text:span><text:span text:style-name="T15">[i]</text:span></text:p>
                <text:p text:style-name="P7"><text:span text:style-name="T14"><text:s text:c="4"/></text:span><text:span text:style-name="T14">i = i+1</text:span></text:p>
                <text:p text:style-name="P7"><text:span text:style-name="T14">media = soma / 50</text:span></text:p>
                <text:p text:style-name="P7"><text:span text:style-name="T16">print(“media”, media)</text:span></text:p>
              </text:list-item>
            </text:list>
          </draw:text-box>
        </draw:frame>
        <draw:frame presentation:style-name="pr4" draw:text-style-name="P7" draw:layer="layout" svg:width="13.021cm" svg:height="13.859cm" svg:x="14.24cm" svg:y="4.915cm" presentation:class="outline" presentation:user-transformed="true">
          <draw:text-box>
            <text:list text:style-name="L2">
              <text:list-item>
                <text:p text:style-name="P7"><text:span text:style-name="T16">i = 0</text:span></text:p>
                <text:p text:style-name="P7"><text:span text:style-name="T16">quant = 0</text:span></text:p>
                <text:p text:style-name="P7"><text:span text:style-name="T16">while i &lt; 50:</text:span></text:p>
                <text:p text:style-name="P7"><text:span text:style-name="T16"><text:s text:c="4"/></text:span><text:span text:style-name="T16">if ns</text:span><text:span text:style-name="T15">[i]</text:span><text:span text:style-name="T16"> &gt; media:</text:span></text:p>
                <text:p text:style-name="P7"><text:span text:style-name="T16"><text:s text:c="8"/></text:span><text:span text:style-name="T16">quant = quant + 1</text:span></text:p>
                <text:p text:style-name="P7"><text:span text:style-name="T16"><text:s text:c="4"/></text:span><text:span text:style-name="T16">i = i+1</text:span></text:p>
                <text:p text:style-name="P7"><text:span text:style-name="T16">print(“total”, quan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5" draw:text-style-name="P6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Lista vs </text:span><text:span text:style-name="T7">Único</text:span></text:p>
          </draw:text-box>
        </draw:frame>
        <draw:frame presentation:style-name="pr4" draw:text-style-name="P7" draw:layer="layout" svg:width="12.365cm" svg:height="13.859cm" svg:x="1.4cm" svg:y="4.914cm" presentation:class="outline" presentation:user-transformed="true">
          <draw:text-box>
            <text:list text:style-name="L2">
              <text:list-item>
                <text:p text:style-name="P7"><text:span text:style-name="T9">ns = [0] * 50</text:span></text:p>
                <text:p text:style-name="P7"><text:span text:style-name="T9">print(ns)</text:span></text:p>
                <text:p text:style-name="P7"><text:span text:style-name="T9"/></text:p>
                <text:p text:style-name="P7"><text:span text:style-name="T9"/></text:p>
                <text:p text:style-name="P7"><text:span text:style-name="T9"/></text:p>
                <text:p text:style-name="P7"><text:span text:style-name="T9">ns[0] = </text:span><text:span text:style-name="T12">int</text:span><text:span text:style-name="T9">(</text:span><text:span text:style-name="T12">input</text:span><text:span text:style-name="T9">())</text:span></text:p>
                <text:p text:style-name="P7"><text:span text:style-name="T9">...</text:span></text:p>
                <text:p text:style-name="P10"><text:span text:style-name="T9">ns[49] = </text:span><text:span text:style-name="T12">int</text:span><text:span text:style-name="T9">(</text:span><text:span text:style-name="T12">input</text:span><text:span text:style-name="T9">())</text:span></text:p>
                <text:p text:style-name="P7"><text:span text:style-name="T11"/></text:p>
                <text:p text:style-name="P7"><text:span text:style-name="T9">media =</text:span></text:p>
                <text:p text:style-name="P7"><text:span text:style-name="T12">print</text:span><text:span text:style-name="T9">(“med</text:span></text:p>
                <text:p text:style-name="P7"><text:span text:style-name="T11"/></text:p>
              </text:list-item>
            </text:list>
          </draw:text-box>
        </draw:frame>
        <draw:frame presentation:style-name="pr4" draw:text-style-name="P7" draw:layer="layout" svg:width="12.365cm" svg:height="13.859cm" svg:x="14.801cm" svg:y="4.915cm" presentation:class="outline" presentation:user-transformed="true">
          <draw:text-box>
            <text:list text:style-name="L2">
              <text:list-item>
                <text:p text:style-name="P7"><text:span text:style-name="T9">n = 3</text:span></text:p>
                <text:p text:style-name="P7"><text:span text:style-name="T9">print(n)</text:span></text:p>
                <text:p text:style-name="P7"><text:span text:style-name="T9"/></text:p>
                <text:p text:style-name="P7"><text:span text:style-name="T9"/></text:p>
                <text:p text:style-name="P7"><text:span text:style-name="T9">ns[0] = </text:span><text:span text:style-name="T12">int</text:span><text:span text:style-name="T9">(</text:span><text:span text:style-name="T12">input</text:span><text:span text:style-name="T9">())</text:span></text:p>
                <text:p text:style-name="P7"><text:span text:style-name="T9">...</text:span></text:p>
                <text:p text:style-name="P10"><text:span text:style-name="T9">ns[49] = </text:span><text:span text:style-name="T12">int</text:span><text:span text:style-name="T9">(</text:span><text:span text:style-name="T12">input</text:span><text:span text:style-name="T9">())</text:span></text:p>
                <text:p text:style-name="P7"><text:span text:style-name="T11"/></text:p>
                <text:p text:style-name="P7"><text:span text:style-name="T9">media =</text:span></text:p>
                <text:p text:style-name="P7"><text:span text:style-name="T12">print</text:span><text:span text:style-name="T9">(“med</text:span></text:p>
                <text:p text:style-name="P7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5" draw:text-style-name="P6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Operaç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8">Aritméticas</text:span></text:p>
                <text:list>
                  <text:list-item>
                    <text:p xml:id="id2" text:id="id2"><text:span text:style-name="T17">n+1 </text:span><text:span text:style-name="T18">,</text:span><text:span text:style-name="T17"> 2*x </text:span><text:span text:style-name="T18">,</text:span><text:span text:style-name="T17"> -100 </text:span><text:span text:style-name="T19">,</text:span><text:span text:style-name="T20"> 10%3</text:span></text:p>
                  </text:list-item>
                </text:list>
              </text:list-item>
              <text:list-item>
                <text:p xml:id="id3" text:id="id3"><text:span text:style-name="T8">De números (int,float) para número (int,float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6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Operaç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" text:id="id4"><text:span text:style-name="T8">Comparação</text:span></text:p>
                <text:list>
                  <text:list-item>
                    <text:p xml:id="id5" text:id="id5"><text:span text:style-name="T17">x&gt;10 </text:span><text:span text:style-name="T18">,</text:span><text:span text:style-name="T17"> v!=5 </text:span><text:span text:style-name="T19">,</text:span><text:span text:style-name="T20"> int(n)==0</text:span></text:p>
                  </text:list-item>
                </text:list>
              </text:list-item>
              <text:list-item>
                <text:p xml:id="id6" text:id="id6"><text:span text:style-name="T8">De números/strings para boolean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6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Operaç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" text:id="id7"><text:span text:style-name="T8">Lógicas</text:span></text:p>
                <text:list>
                  <text:list-item>
                    <text:p xml:id="id8" text:id="id8"><text:span text:style-name="T17">True or False </text:span><text:span text:style-name="T18">,</text:span><text:span text:style-name="T17"> x and y </text:span><text:span text:style-name="T19">,</text:span><text:span text:style-name="T20"> not v</text:span></text:p>
                  </text:list-item>
                </text:list>
              </text:list-item>
              <text:list-item>
                <text:p xml:id="id9" text:id="id9"><text:span text:style-name="T8">De booleanos para boolean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6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ranssi">
        <office:forms form:automatic-focus="false" form:apply-design-mode="false"/>
        <draw:frame draw:style-name="standard" draw:layer="layout" svg:width="26.016cm" svg:height="15.424cm" svg:x="0.814cm" svg:y="2.9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1"><text:span text:style-name="T21">A</text:span></text:p>
              </table:table-cell>
              <table:table-cell>
                <text:p text:style-name="P11"><text:span text:style-name="T21">B</text:span></text:p>
              </table:table-cell>
              <table:table-cell>
                <text:p text:style-name="P11"><text:span text:style-name="T21">A e B</text:span></text:p>
                <text:p text:style-name="P11"><text:span text:style-name="T21">A and B</text:span></text:p>
              </table:table-cell>
              <table:table-cell>
                <text:p text:style-name="P11"><text:span text:style-name="T21">A ou B</text:span></text:p>
                <text:p text:style-name="P11"><text:span text:style-name="T21">A or B</text:span></text:p>
              </table:table-cell>
              <table:table-cell>
                <text:p text:style-name="P11"><text:span text:style-name="T21">não A</text:span></text:p>
                <text:p text:style-name="P11"><text:span text:style-name="T21">not A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22">F</text:span></text:p>
              </table:table-cell>
              <table:table-cell>
                <text:p text:style-name="P11"><text:span text:style-name="T22">F</text:span></text:p>
              </table:table-cell>
              <table:table-cell>
                <text:p text:style-name="P11"><text:span text:style-name="T22">F</text:span></text:p>
              </table:table-cell>
              <table:table-cell>
                <text:p text:style-name="P11"><text:span text:style-name="T22">F</text:span></text:p>
              </table:table-cell>
              <table:table-cell>
                <text:p text:style-name="P11"><text:span text:style-name="T22">V</text:span></text:p>
              </table:table-cell>
            </table:table-row>
            <table:table-row table:style-name="ro3" table:default-cell-style-name="ce2">
              <table:table-cell>
                <text:p text:style-name="P11"><text:span text:style-name="T22">V</text:span></text:p>
              </table:table-cell>
              <table:table-cell>
                <text:p text:style-name="P11"><text:span text:style-name="T22">F</text:span></text:p>
              </table:table-cell>
              <table:table-cell>
                <text:p text:style-name="P11"><text:span text:style-name="T22">F</text:span></text:p>
              </table:table-cell>
              <table:table-cell>
                <text:p text:style-name="P11"><text:span text:style-name="T22">V</text:span></text:p>
              </table:table-cell>
              <table:table-cell>
                <text:p text:style-name="P11"><text:span text:style-name="T22">F</text:span></text:p>
              </table:table-cell>
            </table:table-row>
            <table:table-row table:style-name="ro3" table:default-cell-style-name="ce2">
              <table:table-cell>
                <text:p text:style-name="P11"><text:span text:style-name="T22">F</text:span></text:p>
              </table:table-cell>
              <table:table-cell>
                <text:p text:style-name="P11"><text:span text:style-name="T22">V</text:span></text:p>
              </table:table-cell>
              <table:table-cell>
                <text:p text:style-name="P11"><text:span text:style-name="T22">F</text:span></text:p>
              </table:table-cell>
              <table:table-cell>
                <text:p text:style-name="P11"><text:span text:style-name="T22">V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11"><text:span text:style-name="T22">V</text:span></text:p>
              </table:table-cell>
              <table:table-cell>
                <text:p text:style-name="P11"><text:span text:style-name="T22">V</text:span></text:p>
              </table:table-cell>
              <table:table-cell>
                <text:p text:style-name="P11"><text:span text:style-name="T22">V</text:span></text:p>
              </table:table-cell>
              <table:table-cell>
                <text:p text:style-name="P11"><text:span text:style-name="T22">V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32</meta:editing-cycles>
    <meta:editing-duration>P51DT3H21M31S</meta:editing-duration>
    <meta:initial-creator>chico </meta:initial-creator>
    <dc:date>2019-10-16T19:30:06.372344426</dc:date>
    <meta:document-statistic meta:object-count="7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